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1.273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cc00" draw:textarea-horizontal-align="justify" draw:textarea-vertical-align="middle" draw:auto-grow-height="false" fo:min-height="0.379cm" fo:min-width="0.66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cc00" draw:textarea-horizontal-align="justify" draw:textarea-vertical-align="middle" draw:auto-grow-height="false" fo:min-height="0.329cm" fo:min-width="0.61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16cm" fo:min-width="1.83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535cm" fo:min-width="2.12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ff99" draw:textarea-horizontal-align="justify" draw:textarea-vertical-align="middle" draw:auto-grow-height="false" fo:min-height="0.329cm" fo:min-width="0.619cm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e6e6ff" draw:textarea-horizontal-align="justify" draw:textarea-vertical-align="middle" draw:auto-grow-height="false" fo:min-height="1.054cm" fo:min-width="8.899cm"/>
    </style:style>
    <style:style style:name="gr9" style:family="graphic" style:parent-style-name="standard">
      <style:graphic-properties svg:stroke-color="#000000" draw:fill-color="#e6e6ff" draw:textarea-horizontal-align="justify" draw:textarea-vertical-align="middle" draw:auto-grow-height="false" fo:min-height="1.265cm" fo:min-width="3.311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589cm" fo:min-width="1.99cm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729fcf" draw:textarea-horizontal-align="justify" draw:textarea-vertical-align="middle" draw:auto-grow-height="false" fo:min-height="0.5cm" fo:min-width="3.634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536cm" fo:min-width="2.12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78cm" fo:min-width="2.12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9cm"/>
    </style:style>
    <style:style style:name="gr17" style:family="graphic" style:parent-style-name="standard" style:list-style-name="L2">
      <style:graphic-properties draw:stroke="none" svg:stroke-color="#000000" draw:fill="solid" draw:fill-color="#729fcf" fo:min-height="2.20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style:text-properties fo:font-size="14pt" style:font-size-asian="18pt" style:font-size-complex="18pt"/>
    </style:style>
    <style:style style:name="P14" style:family="paragraph">
      <loext:graphic-properties draw:fill="solid" draw:fill-color="#729fc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513cm" svg:x="0.875cm" svg:y="1cm">
          <draw:text-box>
            <text:p>ECA&amp;D</text:p>
            <text:p><text:span text:style-name="T1">ecad.eu</text:span></text:p>
          </draw:text-box>
        </draw:frame>
        <draw:frame draw:style-name="gr2" draw:text-style-name="P1" draw:layer="layout" svg:width="3.272cm" svg:height="1.523cm" svg:x="0.935cm" svg:y="3.53cm">
          <draw:text-box>
            <text:p>KDVH</text:p>
            <text:p><text:span text:style-name="T1">data.met.no</text:span></text:p>
          </draw:text-box>
        </draw:frame>
        <draw:custom-shape draw:style-name="gr3" draw:text-style-name="P3" xml:id="id1" draw:id="id1" draw:layer="layout" svg:width="1.651cm" svg:height="0.889cm" svg:x="1.256cm" svg:y="2.42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651cm" svg:height="0.889cm" svg:x="1.315cm" svg:y="4.953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51cm" svg:height="0.889cm" svg:x="7.202cm" svg:y="4.475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381cm" svg:height="1.116cm" svg:x="6.821cm" svg:y="3.297cm">
          <text:p text:style-name="P2">scripts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67cm" svg:height="1.835cm" svg:x="1.427cm" svg:y="7.028cm">
          <text:p text:style-name="P5"><text:span text:style-name="T1">Bspat_RR </text:span></text:p>
          <text:p text:style-name="P5"><text:span text:style-name="T1">–</text:span><text:span text:style-name="T1">year 195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1.651cm" svg:height="0.889cm" svg:x="2.697cm" svg:y="8.863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9" draw:id="id9" draw:layer="layout" svg:width="1.651cm" svg:height="0.889cm" svg:x="1.046cm" svg:y="8.863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7" draw:id="id37" draw:layer="layout" svg:width="9.398cm" svg:height="2.085cm" svg:x="17.256cm" svg:y="2.09cm">
          <text:p text:style-name="P2">CASE</text:p>
          <text:p text:style-name="P2"><text:span text:style-name="T2">Climatological Archive for Spatial intErpola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4" draw:id="id4" draw:layer="layout" svg:width="1.651cm" svg:height="0.889cm" svg:x="21.179cm" svg:y="4.19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0" draw:id="id10" draw:layer="layout" svg:width="3.81cm" svg:height="2.424cm" svg:x="5.273cm" svg:y="11.095cm">
          <text:p text:style-name="P2">RR </text:p>
          <text:p text:style-name="P2"><text:span text:style-name="T3">production archive</text:span></text:p>
          <text:p text:style-name="P2"><text:span text:style-name="T2">daily fiel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8" xml:id="id15" draw:id="id15" draw:layer="layout" svg:width="3.81cm" svg:height="2.424cm" svg:x="9.974cm" svg:y="11.096cm">
          <text:p text:style-name="P2">TG</text:p>
          <text:p text:style-name="P2"><text:span text:style-name="T3">production archive</text:span></text:p>
          <text:p text:style-name="P2"><text:span text:style-name="T2">daily fiel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8" xml:id="id20" draw:id="id20" draw:layer="layout" svg:width="3.81cm" svg:height="2.424cm" svg:x="14.974cm" svg:y="11.096cm">
          <text:p text:style-name="P2">TN</text:p>
          <text:p text:style-name="P2"><text:span text:style-name="T3">production archive</text:span></text:p>
          <text:p text:style-name="P2"><text:span text:style-name="T2">daily fiel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8" xml:id="id25" draw:id="id25" draw:layer="layout" svg:width="3.81cm" svg:height="2.424cm" svg:x="19.674cm" svg:y="11.096cm">
          <text:p text:style-name="P2">TX</text:p>
          <text:p text:style-name="P2"><text:span text:style-name="T3">production archive</text:span></text:p>
          <text:p text:style-name="P2"><text:span text:style-name="T2">daily fiel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651cm" svg:height="0.889cm" svg:x="7.156cm" svg:y="13.52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9" draw:id="id29" draw:layer="layout" svg:width="1.651cm" svg:height="0.889cm" svg:x="5.356cm" svg:y="13.5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51cm" svg:height="0.889cm" svg:x="12.056cm" svg:y="13.52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1" draw:id="id31" draw:layer="layout" svg:width="1.651cm" svg:height="0.889cm" svg:x="10.256cm" svg:y="13.5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51cm" svg:height="0.889cm" svg:x="17.056cm" svg:y="13.52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3" draw:id="id33" draw:layer="layout" svg:width="1.651cm" svg:height="0.889cm" svg:x="15.256cm" svg:y="13.5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51cm" svg:height="0.889cm" svg:x="21.756cm" svg:y="13.52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5" draw:id="id35" draw:layer="layout" svg:width="1.651cm" svg:height="0.889cm" svg:x="19.956cm" svg:y="13.5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0" draw:id="id30" draw:layer="layout" svg:width="2.54cm" svg:height="0.889cm" svg:x="4.918cm" svg:y="15.129cm">
          <text:p text:style-name="P9"><text:span text:style-name="T2">nc_wrapper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.907cm" svg:y1="2.868cm" svg:x2="6.821cm" svg:y2="3.855cm" draw:start-shape="id1" draw:start-glue-point="10" draw:end-shape="id2" draw:end-glue-point="3" svg:d="M2907 2868h1957v987h1957" svg:viewBox="0 0 3915 988">
          <text:p/>
        </draw:connector>
        <draw:connector draw:style-name="gr11" draw:text-style-name="P11" draw:layer="layout" draw:line-skew="-0.006cm" svg:x1="2.966cm" svg:y1="5.397cm" svg:x2="6.821cm" svg:y2="3.855cm" draw:start-shape="id3" draw:start-glue-point="10" draw:end-shape="id2" draw:end-glue-point="3" svg:d="M2966 5397h1921v-1542h1934" svg:viewBox="0 0 3856 1543">
          <text:p/>
        </draw:connector>
        <draw:custom-shape draw:style-name="gr12" draw:text-style-name="P12" xml:id="id43" draw:id="id43" draw:layer="layout" svg:width="6.644cm" svg:height="1.27cm" svg:x="10.525cm" svg:y="18.399cm">
          <text:p text:style-name="P2">Thredds.met.n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6" xml:id="id40" draw:id="id40" draw:layer="layout" svg:width="2.67cm" svg:height="1.836cm" svg:x="4.727cm" svg:y="7.028cm">
          <text:p text:style-name="P5"><text:span text:style-name="T1">Bspat_RR </text:span></text:p>
          <text:p text:style-name="P5"><text:span text:style-name="T1">–</text:span><text:span text:style-name="T1">year 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1.651cm" svg:height="0.889cm" svg:x="5.997cm" svg:y="8.86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2" draw:id="id12" draw:layer="layout" svg:width="1.651cm" svg:height="0.889cm" svg:x="4.346cm" svg:y="8.86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.27cm" svg:height="1.673cm" svg:x="3.948cm" svg:y="7.72cm">
          <draw:text-box>
            <text:p>...</text:p>
          </draw:text-box>
        </draw:frame>
        <draw:custom-shape draw:style-name="gr15" draw:text-style-name="P6" xml:id="id39" draw:id="id39" draw:layer="layout" svg:width="2.67cm" svg:height="1.778cm" svg:x="8.027cm" svg:y="7.085cm">
          <text:p text:style-name="P5"><text:span text:style-name="T1">Bspat_T </text:span></text:p>
          <text:p text:style-name="P5"><text:span text:style-name="T1">–</text:span><text:span text:style-name="T1">var TG </text:span></text:p>
          <text:p text:style-name="P5"><text:span text:style-name="T1">–</text:span><text:span text:style-name="T1">year 195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1.651cm" svg:height="0.889cm" svg:x="9.297cm" svg:y="8.863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4" draw:id="id14" draw:layer="layout" svg:width="1.651cm" svg:height="0.889cm" svg:x="7.646cm" svg:y="8.863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.651cm" svg:height="0.889cm" svg:x="12.597cm" svg:y="8.86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7" draw:id="id17" draw:layer="layout" svg:width="1.651cm" svg:height="0.889cm" svg:x="10.946cm" svg:y="8.86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1.143cm" svg:height="1.04cm" svg:x="10.448cm" svg:y="7.72cm">
          <draw:text-box>
            <text:p>...</text:p>
          </draw:text-box>
        </draw:frame>
        <draw:custom-shape draw:style-name="gr15" draw:text-style-name="P6" xml:id="id38" draw:id="id38" draw:layer="layout" svg:width="2.67cm" svg:height="1.778cm" svg:x="11.227cm" svg:y="7.085cm">
          <text:p text:style-name="P5"><text:span text:style-name="T1">Bspat_T </text:span></text:p>
          <text:p text:style-name="P5"><text:span text:style-name="T1">–</text:span><text:span text:style-name="T1">var TG </text:span></text:p>
          <text:p text:style-name="P5"><text:span text:style-name="T1">–</text:span><text:span text:style-name="T1">year 2017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5" draw:id="id5" draw:layer="layout" svg:width="2.67cm" svg:height="1.778cm" svg:x="14.727cm" svg:y="7.085cm">
          <text:p text:style-name="P5"><text:span text:style-name="T1">Bspat_T </text:span></text:p>
          <text:p text:style-name="P5"><text:span text:style-name="T1">–</text:span><text:span text:style-name="T1">var TN </text:span></text:p>
          <text:p text:style-name="P5"><text:span text:style-name="T1">–</text:span><text:span text:style-name="T1">year 195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1.651cm" svg:height="0.889cm" svg:x="15.997cm" svg:y="8.863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9" draw:id="id19" draw:layer="layout" svg:width="1.651cm" svg:height="0.889cm" svg:x="14.246cm" svg:y="8.863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651cm" svg:height="0.889cm" svg:x="19.797cm" svg:y="8.86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2" draw:id="id22" draw:layer="layout" svg:width="1.651cm" svg:height="0.889cm" svg:x="18.146cm" svg:y="8.86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1.143cm" svg:height="1.04cm" svg:x="17.348cm" svg:y="7.72cm">
          <draw:text-box>
            <text:p>...</text:p>
          </draw:text-box>
        </draw:frame>
        <draw:custom-shape draw:style-name="gr15" draw:text-style-name="P6" xml:id="id6" draw:id="id6" draw:layer="layout" svg:width="2.67cm" svg:height="1.778cm" svg:x="18.427cm" svg:y="7.085cm">
          <text:p text:style-name="P5"><text:span text:style-name="T1">Bspat_T </text:span></text:p>
          <text:p text:style-name="P5"><text:span text:style-name="T1">–</text:span><text:span text:style-name="T1">var TN </text:span></text:p>
          <text:p text:style-name="P5"><text:span text:style-name="T1">–</text:span><text:span text:style-name="T1">year 2017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7" draw:id="id7" draw:layer="layout" svg:width="2.67cm" svg:height="1.778cm" svg:x="21.927cm" svg:y="7.085cm">
          <text:p text:style-name="P5"><text:span text:style-name="T1">Bspat_T </text:span></text:p>
          <text:p text:style-name="P5"><text:span text:style-name="T1">–</text:span><text:span text:style-name="T1">var TX </text:span></text:p>
          <text:p text:style-name="P5"><text:span text:style-name="T1">–</text:span><text:span text:style-name="T1">year 195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1.651cm" svg:height="0.889cm" svg:x="23.197cm" svg:y="8.863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4" draw:id="id24" draw:layer="layout" svg:width="1.651cm" svg:height="0.889cm" svg:x="21.546cm" svg:y="8.863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8" draw:id="id28" draw:layer="layout" svg:width="1.651cm" svg:height="0.889cm" svg:x="26.997cm" svg:y="8.864cm">
          <text:p text:style-name="P2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7" draw:id="id27" draw:layer="layout" svg:width="1.651cm" svg:height="0.889cm" svg:x="25.346cm" svg:y="8.86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1.143cm" svg:height="1.04cm" svg:x="24.548cm" svg:y="7.72cm">
          <draw:text-box>
            <text:p>...</text:p>
          </draw:text-box>
        </draw:frame>
        <draw:custom-shape draw:style-name="gr15" draw:text-style-name="P6" xml:id="id8" draw:id="id8" draw:layer="layout" svg:width="2.67cm" svg:height="1.778cm" svg:x="25.627cm" svg:y="7.085cm">
          <text:p text:style-name="P5"><text:span text:style-name="T1">Bspat_T </text:span></text:p>
          <text:p text:style-name="P5"><text:span text:style-name="T1">–</text:span><text:span text:style-name="T1">var TX </text:span></text:p>
          <text:p text:style-name="P5"><text:span text:style-name="T1">–</text:span><text:span text:style-name="T1">year 2017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line-skew="0.168cm" svg:x1="22.005cm" svg:y1="5.083cm" svg:x2="16.062cm" svg:y2="7.085cm" draw:start-shape="id4" draw:start-glue-point="8" draw:end-shape="id5" draw:end-glue-point="0" svg:d="M22005 5083v1169h-5943v833" svg:viewBox="0 0 5944 2003">
          <text:p/>
        </draw:connector>
        <draw:connector draw:style-name="gr11" draw:text-style-name="P11" draw:layer="layout" draw:line-skew="0.168cm" svg:x1="22.005cm" svg:y1="5.083cm" svg:x2="19.762cm" svg:y2="7.085cm" draw:start-shape="id4" draw:start-glue-point="8" draw:end-shape="id6" draw:end-glue-point="0" svg:d="M22005 5083v1169h-2243v833" svg:viewBox="0 0 2244 2003">
          <text:p/>
        </draw:connector>
        <draw:connector draw:style-name="gr11" draw:text-style-name="P11" draw:layer="layout" draw:line-skew="0.168cm" svg:x1="22.005cm" svg:y1="5.083cm" svg:x2="23.262cm" svg:y2="7.085cm" draw:start-shape="id4" draw:start-glue-point="8" draw:end-shape="id7" svg:d="M22005 5083v1169h1257v833" svg:viewBox="0 0 1258 2003">
          <text:p/>
        </draw:connector>
        <draw:connector draw:style-name="gr11" draw:text-style-name="P11" draw:layer="layout" draw:line-skew="0.168cm" svg:x1="22.005cm" svg:y1="5.083cm" svg:x2="26.962cm" svg:y2="7.085cm" draw:start-shape="id4" draw:start-glue-point="8" draw:end-shape="id8" draw:end-glue-point="0" svg:d="M22005 5083v1169h4957v833" svg:viewBox="0 0 4958 2003">
          <text:p/>
        </draw:connector>
        <draw:connector draw:style-name="gr11" draw:text-style-name="P11" draw:layer="layout" svg:x1="1.872cm" svg:y1="9.752cm" svg:x2="7.178cm" svg:y2="11.095cm" draw:start-shape="id9" draw:start-glue-point="8" draw:end-shape="id10" draw:end-glue-point="5" svg:d="M1872 9752v684h5306v659" svg:viewBox="0 0 5307 1344">
          <text:p/>
        </draw:connector>
        <draw:connector draw:style-name="gr11" draw:text-style-name="P11" draw:layer="layout" svg:x1="3.523cm" svg:y1="9.752cm" svg:x2="7.178cm" svg:y2="11.095cm" draw:start-shape="id11" draw:start-glue-point="8" draw:end-shape="id10" draw:end-glue-point="5" svg:d="M3523 9752v684h3655v659" svg:viewBox="0 0 3656 1344">
          <text:p/>
        </draw:connector>
        <draw:connector draw:style-name="gr11" draw:text-style-name="P11" draw:layer="layout" svg:x1="5.171cm" svg:y1="9.753cm" svg:x2="7.178cm" svg:y2="11.095cm" draw:start-shape="id12" draw:end-shape="id10" draw:end-glue-point="5" svg:d="M5171 9753v684h2007v658" svg:viewBox="0 0 2008 1343">
          <text:p/>
        </draw:connector>
        <draw:connector draw:style-name="gr11" draw:text-style-name="P11" draw:layer="layout" svg:x1="6.823cm" svg:y1="9.753cm" svg:x2="7.178cm" svg:y2="11.095cm" draw:start-shape="id13" draw:start-glue-point="8" draw:end-shape="id10" draw:end-glue-point="5" svg:d="M6823 9753v684h355v658" svg:viewBox="0 0 356 1343">
          <text:p/>
        </draw:connector>
        <draw:connector draw:style-name="gr11" draw:text-style-name="P11" draw:layer="layout" svg:x1="8.472cm" svg:y1="9.752cm" svg:x2="11.879cm" svg:y2="11.096cm" draw:start-shape="id14" draw:start-glue-point="8" draw:end-shape="id15" draw:end-glue-point="5" svg:d="M8472 9752v685h3407v659" svg:viewBox="0 0 3408 1345">
          <text:p/>
        </draw:connector>
        <draw:connector draw:style-name="gr11" draw:text-style-name="P11" draw:layer="layout" svg:x1="10.123cm" svg:y1="9.752cm" svg:x2="11.879cm" svg:y2="11.096cm" draw:start-shape="id16" draw:start-glue-point="8" draw:end-shape="id15" draw:end-glue-point="5" svg:d="M10123 9752v685h1756v659" svg:viewBox="0 0 1757 1345">
          <text:p/>
        </draw:connector>
        <draw:connector draw:style-name="gr11" draw:text-style-name="P11" draw:layer="layout" svg:x1="11.772cm" svg:y1="9.753cm" svg:x2="11.879cm" svg:y2="11.096cm" draw:start-shape="id17" draw:start-glue-point="8" draw:end-shape="id15" draw:end-glue-point="5" svg:d="M11772 9753v684h107v659" svg:viewBox="0 0 108 1344">
          <text:p/>
        </draw:connector>
        <draw:connector draw:style-name="gr11" draw:text-style-name="P11" draw:layer="layout" svg:x1="13.423cm" svg:y1="9.753cm" svg:x2="11.879cm" svg:y2="11.096cm" draw:start-shape="id18" draw:start-glue-point="8" draw:end-shape="id15" draw:end-glue-point="5" svg:d="M13423 9753v684h-1544v659" svg:viewBox="0 0 1545 1344">
          <text:p/>
        </draw:connector>
        <draw:connector draw:style-name="gr11" draw:text-style-name="P11" draw:layer="layout" svg:x1="15.072cm" svg:y1="9.752cm" svg:x2="16.879cm" svg:y2="11.096cm" draw:start-shape="id19" draw:start-glue-point="8" draw:end-shape="id20" draw:end-glue-point="5" svg:d="M15072 9752v685h1807v659" svg:viewBox="0 0 1808 1345">
          <text:p/>
        </draw:connector>
        <draw:connector draw:style-name="gr11" draw:text-style-name="P11" draw:layer="layout" svg:x1="16.823cm" svg:y1="9.752cm" svg:x2="16.879cm" svg:y2="11.096cm" draw:start-shape="id21" draw:start-glue-point="8" draw:end-shape="id20" draw:end-glue-point="5" svg:d="M16823 9752v685h56v659" svg:viewBox="0 0 57 1345">
          <text:p/>
        </draw:connector>
        <draw:connector draw:style-name="gr11" draw:text-style-name="P11" draw:layer="layout" svg:x1="18.972cm" svg:y1="9.753cm" svg:x2="16.879cm" svg:y2="11.096cm" draw:start-shape="id22" draw:start-glue-point="8" draw:end-shape="id20" draw:end-glue-point="5" svg:d="M18972 9753v684h-2093v659" svg:viewBox="0 0 2094 1344">
          <text:p/>
        </draw:connector>
        <draw:connector draw:style-name="gr11" draw:text-style-name="P11" draw:layer="layout" svg:x1="20.623cm" svg:y1="9.753cm" svg:x2="16.879cm" svg:y2="11.096cm" draw:start-shape="id23" draw:start-glue-point="8" draw:end-shape="id20" draw:end-glue-point="5" svg:d="M20623 9753v684h-3744v659" svg:viewBox="0 0 3745 1344">
          <text:p/>
        </draw:connector>
        <draw:connector draw:style-name="gr11" draw:text-style-name="P11" draw:layer="layout" svg:x1="22.372cm" svg:y1="9.752cm" svg:x2="21.579cm" svg:y2="11.096cm" draw:start-shape="id24" draw:start-glue-point="8" draw:end-shape="id25" svg:d="M22372 9752v685h-793v659" svg:viewBox="0 0 794 1345">
          <text:p/>
        </draw:connector>
        <draw:connector draw:style-name="gr11" draw:text-style-name="P11" draw:layer="layout" svg:x1="24.023cm" svg:y1="9.752cm" svg:x2="21.579cm" svg:y2="11.096cm" draw:start-shape="id26" draw:start-glue-point="8" draw:end-shape="id25" draw:end-glue-point="5" svg:d="M24023 9752v685h-2444v659" svg:viewBox="0 0 2445 1345">
          <text:p/>
        </draw:connector>
        <draw:connector draw:style-name="gr11" draw:text-style-name="P11" draw:layer="layout" svg:x1="26.172cm" svg:y1="9.753cm" svg:x2="21.579cm" svg:y2="11.096cm" draw:start-shape="id27" draw:start-glue-point="8" draw:end-shape="id25" draw:end-glue-point="5" svg:d="M26172 9753v684h-4593v659" svg:viewBox="0 0 4594 1344">
          <text:p/>
        </draw:connector>
        <draw:connector draw:style-name="gr11" draw:text-style-name="P11" draw:layer="layout" svg:x1="27.823cm" svg:y1="9.753cm" svg:x2="21.579cm" svg:y2="11.096cm" draw:start-shape="id28" draw:start-glue-point="8" draw:end-shape="id25" draw:end-glue-point="5" svg:d="M27823 9753v684h-6244v659" svg:viewBox="0 0 6245 1344">
          <text:p/>
        </draw:connector>
        <draw:connector draw:style-name="gr11" draw:text-style-name="P11" draw:layer="layout" svg:x1="6.182cm" svg:y1="14.413cm" svg:x2="6.188cm" svg:y2="15.129cm" draw:start-shape="id29" draw:start-glue-point="8" draw:end-shape="id30" draw:end-glue-point="0" svg:d="M6182 14413v358h6v358" svg:viewBox="0 0 7 717">
          <text:p/>
        </draw:connector>
        <draw:custom-shape draw:style-name="gr10" draw:text-style-name="P10" xml:id="id32" draw:id="id32" draw:layer="layout" svg:width="2.54cm" svg:height="0.889cm" svg:x="9.818cm" svg:y="15.129cm">
          <text:p text:style-name="P9"><text:span text:style-name="T2">nc_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4" draw:id="id34" draw:layer="layout" svg:width="2.54cm" svg:height="0.889cm" svg:x="14.818cm" svg:y="15.229cm">
          <text:p text:style-name="P9"><text:span text:style-name="T2">nc_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6" draw:id="id36" draw:layer="layout" svg:width="2.54cm" svg:height="0.889cm" svg:x="19.518cm" svg:y="15.229cm">
          <text:p text:style-name="P9"><text:span text:style-name="T2">nc_wrapper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082cm" svg:y1="14.413cm" svg:x2="11.088cm" svg:y2="15.129cm" draw:start-shape="id31" draw:start-glue-point="8" draw:end-shape="id32" draw:end-glue-point="0" svg:d="M11082 14413v358h6v358" svg:viewBox="0 0 7 717">
          <text:p/>
        </draw:connector>
        <draw:connector draw:style-name="gr11" draw:text-style-name="P11" draw:layer="layout" svg:x1="16.082cm" svg:y1="14.413cm" svg:x2="16.088cm" svg:y2="15.229cm" draw:start-shape="id33" draw:start-glue-point="8" draw:end-shape="id34" draw:end-glue-point="0" svg:d="M16082 14413v408h6v408" svg:viewBox="0 0 7 817">
          <text:p/>
        </draw:connector>
        <draw:connector draw:style-name="gr11" draw:text-style-name="P11" draw:layer="layout" svg:x1="20.782cm" svg:y1="14.413cm" svg:x2="20.788cm" svg:y2="15.229cm" draw:start-shape="id35" draw:start-glue-point="8" draw:end-shape="id36" draw:end-glue-point="0" svg:d="M20782 14413v408h6v408" svg:viewBox="0 0 7 817">
          <text:p/>
        </draw:connector>
        <draw:custom-shape draw:style-name="gr7" draw:text-style-name="P7" xml:id="id42" draw:id="id42" draw:layer="layout" svg:width="1.651cm" svg:height="0.889cm" svg:x="5.356cm" svg:y="16.0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4" draw:id="id44" draw:layer="layout" svg:width="1.651cm" svg:height="0.889cm" svg:x="10.256cm" svg:y="16.0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5" draw:id="id45" draw:layer="layout" svg:width="1.651cm" svg:height="0.889cm" svg:x="15.256cm" svg:y="16.1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6" draw:id="id46" draw:layer="layout" svg:width="1.651cm" svg:height="0.889cm" svg:x="19.956cm" svg:y="16.124cm">
          <text:p text:style-name="P2">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xml:id="id47" draw:id="id47" draw:layer="layout" svg:width="7.241cm" svg:height="2.455cm" svg:x="21.191cm" svg:y="17.545cm">
          <draw:text-box>
            <text:list text:style-name="L2">
              <text:list-item>
                <text:p text:style-name="P13"><text:span text:style-name="T1">NGCD_RR_1957_2017.nc</text:span></text:p>
              </text:list-item>
              <text:list-item>
                <text:p text:style-name="P13"><text:span text:style-name="T1">NGCD_TG_1957_2017</text:span><text:span text:style-name="T1">.nc</text:span></text:p>
              </text:list-item>
              <text:list-item>
                <text:p text:style-name="P13"><text:span text:style-name="T1">NGCD_TN_1957_2017</text:span><text:span text:style-name="T1">.nc</text:span></text:p>
              </text:list-item>
              <text:list-item>
                <text:p text:style-name="P13"><text:span text:style-name="T1">NGCD_TX_1957_2017</text:span><text:span text:style-name="T1">.nc</text:span></text:p>
              </text:list-item>
            </text:list>
          </draw:text-box>
        </draw:frame>
        <draw:connector draw:style-name="gr11" draw:text-style-name="P11" draw:layer="layout" draw:line-skew="0cm -0.461cm" svg:x1="9.202cm" svg:y1="3.855cm" svg:x2="21.955cm" svg:y2="2.09cm" draw:start-shape="id2" draw:start-glue-point="1" draw:end-shape="id37" draw:end-glue-point="5" svg:d="M9202 3855h4039v-2728h8714v963" svg:viewBox="0 0 12754 2729">
          <text:p/>
        </draw:connector>
        <draw:connector draw:style-name="gr11" draw:text-style-name="P11" draw:layer="layout" draw:line-skew="0.123cm" svg:x1="22.005cm" svg:y1="5.083cm" svg:x2="12.562cm" svg:y2="7.085cm" draw:start-shape="id4" draw:start-glue-point="8" draw:end-shape="id38" draw:end-glue-point="0" svg:d="M22005 5083v1124h-9443v878" svg:viewBox="0 0 9444 2003">
          <text:p/>
        </draw:connector>
        <draw:connector draw:style-name="gr11" draw:text-style-name="P11" draw:layer="layout" svg:x1="22.005cm" svg:y1="5.083cm" svg:x2="9.362cm" svg:y2="7.085cm" draw:start-shape="id4" draw:start-glue-point="8" draw:end-shape="id39" svg:d="M22005 5083v1001h-12643v1001" svg:viewBox="0 0 12644 2003">
          <text:p/>
        </draw:connector>
        <draw:connector draw:style-name="gr11" draw:text-style-name="P11" draw:layer="layout" svg:x1="22.005cm" svg:y1="5.083cm" svg:x2="6.062cm" svg:y2="7.028cm" draw:start-shape="id4" draw:start-glue-point="8" draw:end-shape="id40" svg:d="M22005 5083v973h-15943v972" svg:viewBox="0 0 15944 1946">
          <text:p/>
        </draw:connector>
        <draw:connector draw:style-name="gr11" draw:text-style-name="P11" draw:layer="layout" svg:x1="22.005cm" svg:y1="5.083cm" svg:x2="2.762cm" svg:y2="7.028cm" draw:start-shape="id4" draw:start-glue-point="8" draw:end-shape="id41" svg:d="M22005 5083v972h-19243v973" svg:viewBox="0 0 19244 1946">
          <text:p/>
        </draw:connector>
        <draw:connector draw:style-name="gr11" draw:text-style-name="P11" draw:layer="layout" svg:x1="6.181cm" svg:y1="16.913cm" svg:x2="13.847cm" svg:y2="18.399cm" draw:start-shape="id42" draw:end-shape="id43" draw:end-glue-point="5" svg:d="M6181 16913v743h7666v743" svg:viewBox="0 0 7667 1487">
          <text:p/>
        </draw:connector>
        <draw:connector draw:style-name="gr11" draw:text-style-name="P11" draw:layer="layout" svg:x1="11.082cm" svg:y1="16.913cm" svg:x2="13.847cm" svg:y2="18.399cm" draw:start-shape="id44" draw:start-glue-point="8" draw:end-shape="id43" draw:end-glue-point="5" svg:d="M11082 16913v743h2765v743" svg:viewBox="0 0 2766 1487">
          <text:p/>
        </draw:connector>
        <draw:connector draw:style-name="gr11" draw:text-style-name="P11" draw:layer="layout" svg:x1="16.082cm" svg:y1="17.013cm" svg:x2="13.847cm" svg:y2="18.399cm" draw:start-shape="id45" draw:start-glue-point="8" draw:end-shape="id43" draw:end-glue-point="5" svg:d="M16082 17013v693h-2235v693" svg:viewBox="0 0 2236 1387">
          <text:p/>
        </draw:connector>
        <draw:connector draw:style-name="gr11" draw:text-style-name="P11" draw:layer="layout" svg:x1="20.782cm" svg:y1="17.013cm" svg:x2="13.847cm" svg:y2="18.399cm" draw:start-shape="id46" draw:start-glue-point="8" draw:end-shape="id43" draw:end-glue-point="5" svg:d="M20782 17013v693h-6935v693" svg:viewBox="0 0 6936 1387">
          <text:p/>
        </draw:connector>
        <draw:connector draw:style-name="gr11" draw:text-style-name="P11" draw:layer="layout" draw:line-skew="0.145cm" svg:x1="16.339cm" svg:y1="19.034cm" svg:x2="21.191cm" svg:y2="18.772cm" draw:start-shape="id43" draw:start-glue-point="6" draw:end-shape="id47" draw:end-glue-point="3" svg:d="M16339 19034v-1016h2855v754h1997" svg:viewBox="0 0 4853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2:26:10.769048450</meta:creation-date>
    <dc:date>2017-12-22T13:26:24.954911532</dc:date>
    <meta:editing-duration>PT6M21S</meta:editing-duration>
    <meta:editing-cycles>1</meta:editing-cycles>
    <meta:document-statistic meta:object-count="94"/>
    <meta:generator>LibreOffice/5.1.6.2$Linux_X86_64 LibreOffice_project/10m0$Build-2</meta:generator>
  </office:meta>
</office:document-meta>
</file>